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2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inhvie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nhvi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MaSinhVien</text:p>
          </table:table-cell>
          <table:table-cell table:style-name="ce1" office:value-type="string" calcext:value-type="string">
            <text:p>HoTen</text:p>
          </table:table-cell>
          <table:table-cell table:style-name="ce1" office:value-type="string" calcext:value-type="string">
            <text:p>NgaySinh</text:p>
          </table:table-cell>
          <table:table-cell table:style-name="ce1" office:value-type="string" calcext:value-type="string">
            <text:p>GioiTinh</text:p>
          </table:table-cell>
          <table:table-cell table:style-name="ce1" office:value-type="string" calcext:value-type="string">
            <text:p>SDT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MaLop</text:p>
          </table:table-cell>
          <table:table-cell table:style-name="ce1" office:value-type="string" calcext:value-type="string">
            <text:p>MaChuyenNganh</text:p>
          </table:table-cell>
          <table:table-cell table:style-name="ce1" office:value-type="string" calcext:value-type="string">
            <text:p>TinhTrangHoc</text:p>
          </table:table-cell>
          <table:table-cell table:style-name="ce1" office:value-type="string" calcext:value-type="string">
            <text:p>MatKhau</text:p>
          </table:table-cell>
          <table:table-cell table:style-name="ce1" office:value-type="string" calcext:value-type="string">
            <text:p>Quyen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10" calcext:value-type="float">
            <text:p>4351050010</text:p>
          </table:table-cell>
          <table:table-cell table:style-name="ce2" office:value-type="string" calcext:value-type="string">
            <text:p>Tô Phạm Ngọc Anh</text:p>
          </table:table-cell>
          <table:table-cell table:style-name="ce3" office:value-type="date" office:date-value="2002-08-31" calcext:value-type="date">
            <text:p>2002-8-3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10" calcext:value-type="float">
            <text:p>43510500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35" calcext:value-type="float">
            <text:p>4351050035</text:p>
          </table:table-cell>
          <table:table-cell table:style-name="ce2" office:value-type="string" calcext:value-type="string">
            <text:p>Nguyễn Công Danh</text:p>
          </table:table-cell>
          <table:table-cell table:style-name="ce3" office:value-type="date" office:date-value="2002-08-28" calcext:value-type="date">
            <text:p>2002-8-2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35" calcext:value-type="float">
            <text:p>43510500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97" calcext:value-type="float">
            <text:p>4351050097</text:p>
          </table:table-cell>
          <table:table-cell table:style-name="ce2" office:value-type="string" calcext:value-type="string">
            <text:p>Nguyễn Gia Hoan</text:p>
          </table:table-cell>
          <table:table-cell table:style-name="ce3" office:value-type="date" office:date-value="2002-09-09" calcext:value-type="date">
            <text:p>2002-9-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97" calcext:value-type="float">
            <text:p>43510500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28" calcext:value-type="float">
            <text:p>4351050228</text:p>
          </table:table-cell>
          <table:table-cell table:style-name="ce2" office:value-type="string" calcext:value-type="string">
            <text:p>Nguyễn Trọng Nhân</text:p>
          </table:table-cell>
          <table:table-cell table:style-name="ce3" office:value-type="date" office:date-value="2002-06-02" calcext:value-type="date">
            <text:p>2002-6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28" calcext:value-type="float">
            <text:p>43510502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38" calcext:value-type="float">
            <text:p>4351050238</text:p>
          </table:table-cell>
          <table:table-cell table:style-name="ce2" office:value-type="string" calcext:value-type="string">
            <text:p>Đào Tấn Phát</text:p>
          </table:table-cell>
          <table:table-cell table:style-name="ce3" office:value-type="date" office:date-value="2002-05-11" calcext:value-type="date">
            <text:p>2002-5-1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38" calcext:value-type="float">
            <text:p>43510502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39" calcext:value-type="float">
            <text:p>4351050239</text:p>
          </table:table-cell>
          <table:table-cell table:style-name="ce2" office:value-type="string" calcext:value-type="string">
            <text:p>Trình Nguyễn Xuân Phát</text:p>
          </table:table-cell>
          <table:table-cell table:style-name="ce3" office:value-type="date" office:date-value="2002-11-06" calcext:value-type="date">
            <text:p>2002-11-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39" calcext:value-type="float">
            <text:p>43510502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44" calcext:value-type="float">
            <text:p>4351050244</text:p>
          </table:table-cell>
          <table:table-cell table:style-name="ce2" office:value-type="string" calcext:value-type="string">
            <text:p>Lê Trần Bảo Phúc</text:p>
          </table:table-cell>
          <table:table-cell table:style-name="ce3" office:value-type="date" office:date-value="2000-12-21" calcext:value-type="date">
            <text:p>2000-12-2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44" calcext:value-type="float">
            <text:p>43510502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71" calcext:value-type="float">
            <text:p>4351050271</text:p>
          </table:table-cell>
          <table:table-cell table:style-name="ce2" office:value-type="string" calcext:value-type="string">
            <text:p>Nay Sa Ma</text:p>
          </table:table-cell>
          <table:table-cell table:style-name="ce3" office:value-type="date" office:date-value="2002-02-28" calcext:value-type="date">
            <text:p>2002-2-2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71" calcext:value-type="float">
            <text:p>435105027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320" calcext:value-type="float">
            <text:p>4351050320</text:p>
          </table:table-cell>
          <table:table-cell table:style-name="ce2" office:value-type="string" calcext:value-type="string">
            <text:p>Phùng Thị Thùy</text:p>
          </table:table-cell>
          <table:table-cell table:style-name="ce3" office:value-type="date" office:date-value="2002-01-02" calcext:value-type="date">
            <text:p>2002-1-2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320" calcext:value-type="float">
            <text:p>43510503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321" calcext:value-type="float">
            <text:p>4351050321</text:p>
          </table:table-cell>
          <table:table-cell table:style-name="ce2" office:value-type="string" calcext:value-type="string">
            <text:p>Lê Hồng Thủy</text:p>
          </table:table-cell>
          <table:table-cell table:style-name="ce3" office:value-type="date" office:date-value="2002-06-05" calcext:value-type="date">
            <text:p>2002-6-5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321" calcext:value-type="float">
            <text:p>435105032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385" calcext:value-type="float">
            <text:p>4351050385</text:p>
          </table:table-cell>
          <table:table-cell table:style-name="ce2" office:value-type="string" calcext:value-type="string">
            <text:p>Võ Đôn Việt</text:p>
          </table:table-cell>
          <table:table-cell table:style-name="ce3" office:value-type="date" office:date-value="2002-01-01" calcext:value-type="date">
            <text:p>2002-1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385" calcext:value-type="float">
            <text:p>435105038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389" calcext:value-type="float">
            <text:p>4351050389</text:p>
          </table:table-cell>
          <table:table-cell table:style-name="ce2" office:value-type="string" calcext:value-type="string">
            <text:p>Lê Triệu Vũ</text:p>
          </table:table-cell>
          <table:table-cell table:style-name="ce3" office:value-type="date" office:date-value="2001-02-28" calcext:value-type="date">
            <text:p>2001-2-2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389" calcext:value-type="float">
            <text:p>435105038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18" calcext:value-type="float">
            <text:p>4351050418</text:p>
          </table:table-cell>
          <table:table-cell table:style-name="ce2" office:value-type="string" calcext:value-type="string">
            <text:p>Trương Minh Kiệt</text:p>
          </table:table-cell>
          <table:table-cell table:style-name="ce3" office:value-type="date" office:date-value="2002-10-30" calcext:value-type="date">
            <text:p>2002-10-3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18" calcext:value-type="float">
            <text:p>43510504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27" calcext:value-type="float">
            <text:p>4351050427</text:p>
          </table:table-cell>
          <table:table-cell table:style-name="ce2" office:value-type="string" calcext:value-type="string">
            <text:p>Phạm Đại Phi</text:p>
          </table:table-cell>
          <table:table-cell table:style-name="ce3" office:value-type="date" office:date-value="2002-06-09" calcext:value-type="date">
            <text:p>2002-6-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27" calcext:value-type="float">
            <text:p>43510504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28" calcext:value-type="float">
            <text:p>4351050428</text:p>
          </table:table-cell>
          <table:table-cell table:style-name="ce2" office:value-type="string" calcext:value-type="string">
            <text:p>Nguyễn Thanh Phong</text:p>
          </table:table-cell>
          <table:table-cell table:style-name="ce3" office:value-type="date" office:date-value="2002-07-23" calcext:value-type="date">
            <text:p>2002-7-2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28" calcext:value-type="float">
            <text:p>43510504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50" calcext:value-type="float">
            <text:p>4351050450</text:p>
          </table:table-cell>
          <table:table-cell table:style-name="ce2" office:value-type="string" calcext:value-type="string">
            <text:p>Đinh Trọng Sơn</text:p>
          </table:table-cell>
          <table:table-cell table:style-name="ce3" office:value-type="date" office:date-value="2002-06-14" calcext:value-type="date">
            <text:p>2002-6-1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50" calcext:value-type="float">
            <text:p>435105045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51" calcext:value-type="float">
            <text:p>4351050451</text:p>
          </table:table-cell>
          <table:table-cell table:style-name="ce2" office:value-type="string" calcext:value-type="string">
            <text:p>Bùi Hoài Phụ</text:p>
          </table:table-cell>
          <table:table-cell table:style-name="ce3" office:value-type="date" office:date-value="2002-10-19" calcext:value-type="date">
            <text:p>2002-10-1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51" calcext:value-type="float">
            <text:p>435105045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52" calcext:value-type="float">
            <text:p>4351050452</text:p>
          </table:table-cell>
          <table:table-cell table:style-name="ce2" office:value-type="string" calcext:value-type="string">
            <text:p>Nguyễn Thị Bích Kiều</text:p>
          </table:table-cell>
          <table:table-cell table:style-name="ce3" office:value-type="date" office:date-value="2002-10-10" calcext:value-type="date">
            <text:p>2002-10-10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52" calcext:value-type="float">
            <text:p>43510504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54" calcext:value-type="float">
            <text:p>4351050454</text:p>
          </table:table-cell>
          <table:table-cell table:style-name="ce2" office:value-type="string" calcext:value-type="string">
            <text:p>Nguyễn Thị Hồng Phước</text:p>
          </table:table-cell>
          <table:table-cell table:style-name="ce3" office:value-type="date" office:date-value="2002-04-30" calcext:value-type="date">
            <text:p>2002-4-30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54" calcext:value-type="float">
            <text:p>435105045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56" calcext:value-type="float">
            <text:p>4351050456</text:p>
          </table:table-cell>
          <table:table-cell table:style-name="ce2" office:value-type="string" calcext:value-type="string">
            <text:p>Trần Thế Định</text:p>
          </table:table-cell>
          <table:table-cell table:style-name="ce3" office:value-type="date" office:date-value="2002-11-20" calcext:value-type="date">
            <text:p>2002-11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56" calcext:value-type="float">
            <text:p>435105045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57" calcext:value-type="float">
            <text:p>4351050457</text:p>
          </table:table-cell>
          <table:table-cell table:style-name="ce2" office:value-type="string" calcext:value-type="string">
            <text:p>Bùi Thiên Đạt</text:p>
          </table:table-cell>
          <table:table-cell table:style-name="ce3" office:value-type="date" office:date-value="2002-11-12" calcext:value-type="date">
            <text:p>2002-11-1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57" calcext:value-type="float">
            <text:p>435105045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925" calcext:value-type="float">
            <text:p>4351050925</text:p>
          </table:table-cell>
          <table:table-cell table:style-name="ce2" office:value-type="string" calcext:value-type="string">
            <text:p>Trần Minh Huy</text:p>
          </table:table-cell>
          <table:table-cell table:style-name="ce3" office:value-type="date" office:date-value="2002-03-08" calcext:value-type="date">
            <text:p>2002-3-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925" calcext:value-type="float">
            <text:p>43510509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928" calcext:value-type="float">
            <text:p>4351050928</text:p>
          </table:table-cell>
          <table:table-cell table:style-name="ce2" office:value-type="string" calcext:value-type="string">
            <text:p>Nguyễn Thanh Du</text:p>
          </table:table-cell>
          <table:table-cell table:style-name="ce3" office:value-type="date" office:date-value="2002-06-24" calcext:value-type="date">
            <text:p>2002-6-2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928" calcext:value-type="float">
            <text:p>43510509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939" calcext:value-type="float">
            <text:p>4351050939</text:p>
          </table:table-cell>
          <table:table-cell table:style-name="ce2" office:value-type="string" calcext:value-type="string">
            <text:p>Tạ Xuân Kiên</text:p>
          </table:table-cell>
          <table:table-cell table:style-name="ce3" office:value-type="date" office:date-value="2002-01-11" calcext:value-type="date">
            <text:p>2002-1-1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939" calcext:value-type="float">
            <text:p>43510509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940" calcext:value-type="float">
            <text:p>4351050940</text:p>
          </table:table-cell>
          <table:table-cell table:style-name="ce2" office:value-type="string" calcext:value-type="string">
            <text:p>Võ Trung Hiếu</text:p>
          </table:table-cell>
          <table:table-cell table:style-name="ce3" office:value-type="date" office:date-value="2002-10-09" calcext:value-type="date">
            <text:p>2002-10-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940" calcext:value-type="float">
            <text:p>43510509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946" calcext:value-type="float">
            <text:p>4351050946</text:p>
          </table:table-cell>
          <table:table-cell table:style-name="ce2" office:value-type="string" calcext:value-type="string">
            <text:p>Ngô Thanh Hùng</text:p>
          </table:table-cell>
          <table:table-cell table:style-name="ce3" office:value-type="date" office:date-value="2002-03-05" calcext:value-type="date">
            <text:p>2002-3-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946" calcext:value-type="float">
            <text:p>435105094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955" calcext:value-type="float">
            <text:p>4351050955</text:p>
          </table:table-cell>
          <table:table-cell table:style-name="ce2" office:value-type="string" calcext:value-type="string">
            <text:p>Ngô Hoàng Anh</text:p>
          </table:table-cell>
          <table:table-cell table:style-name="ce3" office:value-type="date" office:date-value="2002-07-08" calcext:value-type="date">
            <text:p>2002-7-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955" calcext:value-type="float">
            <text:p>435105095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958" calcext:value-type="float">
            <text:p>4351050958</text:p>
          </table:table-cell>
          <table:table-cell table:style-name="ce2" office:value-type="string" calcext:value-type="string">
            <text:p>Châu Hoài Bảo</text:p>
          </table:table-cell>
          <table:table-cell table:style-name="ce3" office:value-type="date" office:date-value="2002-06-21" calcext:value-type="date">
            <text:p>2002-6-2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958" calcext:value-type="float">
            <text:p>435105095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961" calcext:value-type="float">
            <text:p>4351050961</text:p>
          </table:table-cell>
          <table:table-cell table:style-name="ce2" office:value-type="string" calcext:value-type="string">
            <text:p>Chĩnh</text:p>
          </table:table-cell>
          <table:table-cell table:style-name="ce3" office:value-type="date" office:date-value="2001-08-15" calcext:value-type="date">
            <text:p>2001-8-1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961" calcext:value-type="float">
            <text:p>43510509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967" calcext:value-type="float">
            <text:p>4351050967</text:p>
          </table:table-cell>
          <table:table-cell table:style-name="ce2" office:value-type="string" calcext:value-type="string">
            <text:p>Nguyễn Đức Duy</text:p>
          </table:table-cell>
          <table:table-cell table:style-name="ce3" office:value-type="date" office:date-value="2002-04-29" calcext:value-type="date">
            <text:p>2002-4-2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967" calcext:value-type="float">
            <text:p>43510509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974" calcext:value-type="float">
            <text:p>4351050974</text:p>
          </table:table-cell>
          <table:table-cell table:style-name="ce2" office:value-type="string" calcext:value-type="string">
            <text:p>Võ Đình Hưng</text:p>
          </table:table-cell>
          <table:table-cell table:style-name="ce3" office:value-type="date" office:date-value="2002-10-07" calcext:value-type="date">
            <text:p>2002-10-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974" calcext:value-type="float">
            <text:p>435105097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981" calcext:value-type="float">
            <text:p>4351050981</text:p>
          </table:table-cell>
          <table:table-cell table:style-name="ce2" office:value-type="string" calcext:value-type="string">
            <text:p>Nguyễn Thị Chi Linh</text:p>
          </table:table-cell>
          <table:table-cell table:style-name="ce3" office:value-type="date" office:date-value="1998-10-10" calcext:value-type="date">
            <text:p>1998-10-10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981" calcext:value-type="float">
            <text:p>435105098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983" calcext:value-type="float">
            <text:p>4351050983</text:p>
          </table:table-cell>
          <table:table-cell table:style-name="ce2" office:value-type="string" calcext:value-type="string">
            <text:p>Võ Á Nam</text:p>
          </table:table-cell>
          <table:table-cell table:style-name="ce3" office:value-type="date" office:date-value="2002-05-22" calcext:value-type="date">
            <text:p>2002-5-2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983" calcext:value-type="float">
            <text:p>43510509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984" calcext:value-type="float">
            <text:p>4351050984</text:p>
          </table:table-cell>
          <table:table-cell table:style-name="ce2" office:value-type="string" calcext:value-type="string">
            <text:p>Nguyễn Thị Kim Ngân</text:p>
          </table:table-cell>
          <table:table-cell table:style-name="ce3" office:value-type="date" office:date-value="2002-08-18" calcext:value-type="date">
            <text:p>2002-8-18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984" calcext:value-type="float">
            <text:p>435105098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985" calcext:value-type="float">
            <text:p>4351050985</text:p>
          </table:table-cell>
          <table:table-cell table:style-name="ce2" office:value-type="string" calcext:value-type="string">
            <text:p>Rmah H Ngok</text:p>
          </table:table-cell>
          <table:table-cell table:style-name="ce3" office:value-type="date" office:date-value="2002-09-20" calcext:value-type="date">
            <text:p>2002-9-20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985" calcext:value-type="float">
            <text:p>435105098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993" calcext:value-type="float">
            <text:p>4351050993</text:p>
          </table:table-cell>
          <table:table-cell table:style-name="ce2" office:value-type="string" calcext:value-type="string">
            <text:p>Ksor Y Quang</text:p>
          </table:table-cell>
          <table:table-cell table:style-name="ce3" office:value-type="date" office:date-value="2001-05-02" calcext:value-type="date">
            <text:p>2001-5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993" calcext:value-type="float">
            <text:p>435105099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994" calcext:value-type="float">
            <text:p>4351050994</text:p>
          </table:table-cell>
          <table:table-cell table:style-name="ce2" office:value-type="string" calcext:value-type="string">
            <text:p>Huỳnh Thái Sang</text:p>
          </table:table-cell>
          <table:table-cell table:style-name="ce3" office:value-type="date" office:date-value="2002-07-19" calcext:value-type="date">
            <text:p>2002-7-1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994" calcext:value-type="float">
            <text:p>435105099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997" calcext:value-type="float">
            <text:p>4351050997</text:p>
          </table:table-cell>
          <table:table-cell table:style-name="ce2" office:value-type="string" calcext:value-type="string">
            <text:p>Mai Tấn Tài</text:p>
          </table:table-cell>
          <table:table-cell table:style-name="ce3" office:value-type="date" office:date-value="2002-11-07" calcext:value-type="date">
            <text:p>2002-11-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997" calcext:value-type="float">
            <text:p>43510509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998" calcext:value-type="float">
            <text:p>4351050998</text:p>
          </table:table-cell>
          <table:table-cell table:style-name="ce2" office:value-type="string" calcext:value-type="string">
            <text:p>Ngô Minh Tân</text:p>
          </table:table-cell>
          <table:table-cell table:style-name="ce3" office:value-type="date" office:date-value="2002-07-19" calcext:value-type="date">
            <text:p>2002-7-1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998" calcext:value-type="float">
            <text:p>435105099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001" calcext:value-type="float">
            <text:p>4351051001</text:p>
          </table:table-cell>
          <table:table-cell table:style-name="ce2" office:value-type="string" calcext:value-type="string">
            <text:p>Võ Minh Thịnh</text:p>
          </table:table-cell>
          <table:table-cell table:style-name="ce3" office:value-type="date" office:date-value="2002-10-21" calcext:value-type="date">
            <text:p>2002-10-2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001" calcext:value-type="float">
            <text:p>43510510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004" calcext:value-type="float">
            <text:p>4351051004</text:p>
          </table:table-cell>
          <table:table-cell table:style-name="ce2" office:value-type="string" calcext:value-type="string">
            <text:p>Trần Quốc Tính</text:p>
          </table:table-cell>
          <table:table-cell table:style-name="ce3" office:value-type="date" office:date-value="2001-04-15" calcext:value-type="date">
            <text:p>2001-4-1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004" calcext:value-type="float">
            <text:p>43510510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006" calcext:value-type="float">
            <text:p>4351051006</text:p>
          </table:table-cell>
          <table:table-cell table:style-name="ce2" office:value-type="string" calcext:value-type="string">
            <text:p>Lê Minh Triều</text:p>
          </table:table-cell>
          <table:table-cell table:style-name="ce3" office:value-type="date" office:date-value="2002-07-25" calcext:value-type="date">
            <text:p>2002-7-2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006" calcext:value-type="float">
            <text:p>435105100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007" calcext:value-type="float">
            <text:p>4351051007</text:p>
          </table:table-cell>
          <table:table-cell table:style-name="ce2" office:value-type="string" calcext:value-type="string">
            <text:p>Phan Minh Trọng</text:p>
          </table:table-cell>
          <table:table-cell table:style-name="ce3" office:value-type="date" office:date-value="2002-02-16" calcext:value-type="date">
            <text:p>2002-2-1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007" calcext:value-type="float">
            <text:p>435105100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009" calcext:value-type="float">
            <text:p>4351051009</text:p>
          </table:table-cell>
          <table:table-cell table:style-name="ce2" office:value-type="string" calcext:value-type="string">
            <text:p>Nguyễn Hữu Tường</text:p>
          </table:table-cell>
          <table:table-cell table:style-name="ce3" office:value-type="date" office:date-value="2002-02-06" calcext:value-type="date">
            <text:p>2002-2-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009" calcext:value-type="float">
            <text:p>43510510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012" calcext:value-type="float">
            <text:p>4351051012</text:p>
          </table:table-cell>
          <table:table-cell table:style-name="ce2" office:value-type="string" calcext:value-type="string">
            <text:p>Đỗ Hoàng Vinh</text:p>
          </table:table-cell>
          <table:table-cell table:style-name="ce3" office:value-type="date" office:date-value="2002-07-05" calcext:value-type="date">
            <text:p>2002-7-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012" calcext:value-type="float">
            <text:p>43510510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057" calcext:value-type="float">
            <text:p>4351051057</text:p>
          </table:table-cell>
          <table:table-cell table:style-name="ce2" office:value-type="string" calcext:value-type="string">
            <text:p>Lê Tấn Khánh</text:p>
          </table:table-cell>
          <table:table-cell table:style-name="ce3" office:value-type="date" office:date-value="2002-10-06" calcext:value-type="date">
            <text:p>2002-10-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057" calcext:value-type="float">
            <text:p>435105105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058" calcext:value-type="float">
            <text:p>4351051058</text:p>
          </table:table-cell>
          <table:table-cell table:style-name="ce2" office:value-type="string" calcext:value-type="string">
            <text:p>Trần Cảnh Khoa</text:p>
          </table:table-cell>
          <table:table-cell table:style-name="ce3" office:value-type="date" office:date-value="2002-04-30" calcext:value-type="date">
            <text:p>2002-4-3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058" calcext:value-type="float">
            <text:p>435105105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076" calcext:value-type="float">
            <text:p>4351051076</text:p>
          </table:table-cell>
          <table:table-cell table:style-name="ce2" office:value-type="string" calcext:value-type="string">
            <text:p>Huỳnh Tô Hữu Thắng</text:p>
          </table:table-cell>
          <table:table-cell table:style-name="ce3" office:value-type="date" office:date-value="2002-05-31" calcext:value-type="date">
            <text:p>2002-5-3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076" calcext:value-type="float">
            <text:p>435105107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080" calcext:value-type="float">
            <text:p>4351051080</text:p>
          </table:table-cell>
          <table:table-cell table:style-name="ce2" office:value-type="string" calcext:value-type="string">
            <text:p>A Trung</text:p>
          </table:table-cell>
          <table:table-cell table:style-name="ce3" office:value-type="date" office:date-value="2002-08-05" calcext:value-type="date">
            <text:p>2002-8-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080" calcext:value-type="float">
            <text:p>43510510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081" calcext:value-type="float">
            <text:p>4351051081</text:p>
          </table:table-cell>
          <table:table-cell table:style-name="ce2" office:value-type="string" calcext:value-type="string">
            <text:p>Nguyễn Cao Văn</text:p>
          </table:table-cell>
          <table:table-cell table:style-name="ce3" office:value-type="date" office:date-value="2002-11-06" calcext:value-type="date">
            <text:p>2002-11-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081" calcext:value-type="float">
            <text:p>435105108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084" calcext:value-type="float">
            <text:p>4351051084</text:p>
          </table:table-cell>
          <table:table-cell table:style-name="ce2" office:value-type="string" calcext:value-type="string">
            <text:p>Hồ Thị Cẩm Ly</text:p>
          </table:table-cell>
          <table:table-cell table:style-name="ce3" office:value-type="date" office:date-value="2002-12-20" calcext:value-type="date">
            <text:p>2002-12-20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084" calcext:value-type="float">
            <text:p>435105108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085" calcext:value-type="float">
            <text:p>4351051085</text:p>
          </table:table-cell>
          <table:table-cell table:style-name="ce2" office:value-type="string" calcext:value-type="string">
            <text:p>Nguyễn Đình Đạt</text:p>
          </table:table-cell>
          <table:table-cell table:style-name="ce3" office:value-type="date" office:date-value="2002-08-02" calcext:value-type="date">
            <text:p>2002-8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085" calcext:value-type="float">
            <text:p>435105108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086" calcext:value-type="float">
            <text:p>4351051086</text:p>
          </table:table-cell>
          <table:table-cell table:style-name="ce2" office:value-type="string" calcext:value-type="string">
            <text:p>Nguyễn Thành Công</text:p>
          </table:table-cell>
          <table:table-cell table:style-name="ce3" office:value-type="date" office:date-value="2002-11-04" calcext:value-type="date">
            <text:p>2002-11-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086" calcext:value-type="float">
            <text:p>435105108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087" calcext:value-type="float">
            <text:p>4351051087</text:p>
          </table:table-cell>
          <table:table-cell table:style-name="ce2" office:value-type="string" calcext:value-type="string">
            <text:p>Trương Quang Vương</text:p>
          </table:table-cell>
          <table:table-cell table:style-name="ce3" office:value-type="date" office:date-value="2002-04-05" calcext:value-type="date">
            <text:p>2002-4-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087" calcext:value-type="float">
            <text:p>435105108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088" calcext:value-type="float">
            <text:p>4351051088</text:p>
          </table:table-cell>
          <table:table-cell table:style-name="ce2" office:value-type="string" calcext:value-type="string">
            <text:p>Võ Hữu Khánh</text:p>
          </table:table-cell>
          <table:table-cell table:style-name="ce3" office:value-type="date" office:date-value="2002-06-12" calcext:value-type="date">
            <text:p>2002-6-1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088" calcext:value-type="float">
            <text:p>435105108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089" calcext:value-type="float">
            <text:p>4351051089</text:p>
          </table:table-cell>
          <table:table-cell table:style-name="ce2" office:value-type="string" calcext:value-type="string">
            <text:p>Đặng Gia Thừa</text:p>
          </table:table-cell>
          <table:table-cell table:style-name="ce3" office:value-type="date" office:date-value="2001-04-18" calcext:value-type="date">
            <text:p>2001-4-1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089" calcext:value-type="float">
            <text:p>435105108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090" calcext:value-type="float">
            <text:p>4351051090</text:p>
          </table:table-cell>
          <table:table-cell table:style-name="ce2" office:value-type="string" calcext:value-type="string">
            <text:p>Phan Đình Bách</text:p>
          </table:table-cell>
          <table:table-cell table:style-name="ce3" office:value-type="date" office:date-value="2002-10-27" calcext:value-type="date">
            <text:p>2002-10-2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090" calcext:value-type="float">
            <text:p>435105109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091" calcext:value-type="float">
            <text:p>4351051091</text:p>
          </table:table-cell>
          <table:table-cell table:style-name="ce2" office:value-type="string" calcext:value-type="string">
            <text:p>Rơ Mah Chương</text:p>
          </table:table-cell>
          <table:table-cell table:style-name="ce3" office:value-type="date" office:date-value="2001-08-20" calcext:value-type="date">
            <text:p>2001-8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091" calcext:value-type="float">
            <text:p>435105109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092" calcext:value-type="float">
            <text:p>4351051092</text:p>
          </table:table-cell>
          <table:table-cell table:style-name="ce2" office:value-type="string" calcext:value-type="string">
            <text:p>Đỗ Hữu Nghĩa</text:p>
          </table:table-cell>
          <table:table-cell table:style-name="ce3" office:value-type="date" office:date-value="2001-03-25" calcext:value-type="date">
            <text:p>2001-3-2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092" calcext:value-type="float">
            <text:p>435105109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308" calcext:value-type="float">
            <text:p>4351051308</text:p>
          </table:table-cell>
          <table:table-cell table:style-name="ce2" office:value-type="string" calcext:value-type="string">
            <text:p>Nguyễn Huỳnh Nhật Hân</text:p>
          </table:table-cell>
          <table:table-cell table:style-name="ce3" office:value-type="date" office:date-value="2002-01-28" calcext:value-type="date">
            <text:p>2002-1-2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308" calcext:value-type="float">
            <text:p>435105130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2">
          <table:table-cell table:number-columns-repeated="2"/>
          <table:table-cell table:style-name="ce4"/>
          <table:table-cell table:number-columns-repeated="1021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  <number:text>-</number:text>
      <number:day/>
    </number:date-style>
    <number:date-style style:name="N126">
      <number:year/>
      <number:text>-</number:text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nhvien" style:display-name="PageStyle_sinhvi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1" meta:object-count="0"/>
    <meta:generator>LibreOfficeDev/6.0.5.2$Linux_X86_64 LibreOffice_project/</meta:generator>
  </office:meta>
</office:document-meta>
</file>